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5972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10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2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13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T1" style:family="text">
      <style:text-properties style:font-name="David" fo:font-size="15pt" style:font-size-asian="15pt" style:font-name-complex="David1" style:font-size-complex="15pt"/>
    </style:style>
    <style:style style:name="T2" style:family="text">
      <style:text-properties style:font-name="David" fo:font-size="14pt" style:font-size-asian="14pt" style:font-name-complex="David1" style:font-size-complex="14pt"/>
    </style:style>
    <style:style style:name="T3" style:family="text">
      <style:text-properties style:font-name="David" fo:font-size="12pt" style:font-size-asian="12pt" style:font-name-complex="David1" style:font-size-complex="12pt"/>
    </style:style>
    <style:style style:name="T4" style:family="text">
      <style:text-properties style:font-name="David" style:font-name-complex="David1"/>
    </style:style>
    <style:style style:name="T5" style:family="text">
      <style:text-properties fo:color="#800000" style:font-name="David" fo:font-weight="bold" style:font-weight-asian="bold" style:font-name-complex="David1" style:font-weight-complex="bold"/>
    </style:style>
    <style:style style:name="T6" style:family="text">
      <style:text-properties fo:color="#800000" style:font-name="David" style:font-name-complex="David1"/>
    </style:style>
    <style:style style:name="T7" style:family="text">
      <style:text-properties fo:color="#800000" style:font-name="David" officeooo:rsid="001533ce" style:font-name-complex="David1"/>
    </style:style>
    <style:style style:name="T8" style:family="text">
      <style:text-properties fo:color="#000000" style:font-name="David" style:font-name-complex="David1"/>
    </style:style>
    <style:style style:name="T9" style:family="text">
      <style:text-properties fo:color="#000000" style:font-name="David" officeooo:rsid="001533ce" style:font-name-complex="Davi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6"><text:span text:style-name="T1">אוניברסיטת בן גוריון בנגב</text:span></text:p>
      <text:p text:style-name="P6"><text:span text:style-name="T2">הפקולטה למדעי ההנדסה</text:span></text:p>
      <text:p text:style-name="P6"><text:span text:style-name="T2">המחלקה להנדסת חשמל ומחשבים</text:span></text:p>
      <text:p text:style-name="P3"/>
      <text:p text:style-name="P3"/>
      <text:p text:style-name="P2"/>
      <text:p text:style-name="P7"><text:span text:style-name="T3">האצת דימות תהודה מגנטית באמצעות רשתות נוירונים אדברסריות</text:span></text:p>
      <text:p text:style-name="P8"/>
      <text:p text:style-name="P9"/>
      <text:p text:style-name="P5"/>
      <text:p text:style-name="P4"/>
      <text:p text:style-name="P12"><text:span text:style-name="T3">חיבור זה מהווה חלק מהדרישות לקבלת התואר "מוסמך למדעי ההנדסה" (M.Sc.)</text:span></text:p>
      <text:p text:style-name="P10"/>
      <text:p text:style-name="P12"><text:span text:style-name="T4">מאת: אוהד שטרית</text:span></text:p>
      <text:p text:style-name="P12"><text:span text:style-name="T4">בהנחיית: ד"ר תמי ריקלין-רביב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4">‏</text:span><text:span text:style-name="T8">תשע"</text:span><text:span text:style-name="T9">ח</text:span><text:span text:style-name="T8"><text:tab/><text:tab/><text:tab/><text:tab/>‏</text:span><text:span text:style-name="T9">פבואר</text:span><text:span text:style-name="T8"> </text:span><text:span text:style-name="T9">2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1:00</meta:creation-date>
    <meta:initial-creator>Hershkovich, Tzachi</meta:initial-creator>
    <dc:language>en-US</dc:language>
    <dc:date>2018-01-20T18:44:14.208361153</dc:date>
    <meta:editing-cycles>13</meta:editing-cycles>
    <meta:editing-duration>PT50M47S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42" meta:character-count="257" meta:non-whitespace-character-count="222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